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9e0" officeooo:paragraph-rsid="000c39e0"/>
    </style:style>
    <style:style style:name="P2" style:family="paragraph" style:parent-style-name="Standard">
      <style:text-properties officeooo:rsid="000e276c" officeooo:paragraph-rsid="000e276c"/>
    </style:style>
    <style:style style:name="P3" style:family="paragraph" style:parent-style-name="Standard">
      <style:text-properties officeooo:rsid="00116098" officeooo:paragraph-rsid="0011609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4652" officeooo:paragraph-rsid="00164652" style:font-weight-asian="bold" style:font-weight-complex="bold"/>
    </style:style>
    <style:style style:name="P5" style:family="paragraph" style:parent-style-name="Standard">
      <style:text-properties officeooo:rsid="00164652" officeooo:paragraph-rsid="00164652"/>
    </style:style>
    <style:style style:name="P6" style:family="paragraph" style:parent-style-name="Standard">
      <style:text-properties officeooo:rsid="0016da5a" officeooo:paragraph-rsid="0016da5a"/>
    </style:style>
    <style:style style:name="T1" style:family="text">
      <style:text-properties officeooo:rsid="000e276c"/>
    </style:style>
    <style:style style:name="T2" style:family="text">
      <style:text-properties officeooo:rsid="001160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6a21" style:font-weight-asian="bold" style:font-weight-complex="bold"/>
    </style:style>
    <style:style style:name="T5" style:family="text">
      <style:text-properties style:text-underline-style="none" fo:font-weight="normal" officeooo:rsid="00116a21" style:font-weight-asian="normal" style:font-weight-complex="normal"/>
    </style:style>
    <style:style style:name="T6" style:family="text">
      <style:text-properties officeooo:rsid="00137d58"/>
    </style:style>
    <style:style style:name="T7" style:family="text">
      <style:text-properties officeooo:rsid="0017550a"/>
    </style:style>
    <style:style style:name="T8" style:family="text">
      <style:text-properties officeooo:rsid="001aa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rchitecture</text:span> Design</text:p>
      <text:p text:style-name="P5">The chosen architecture for designing and implementing the BattleBots program outlined in the requirements document will <text:span text:style-name="T8">be a</text:span> Model-View-Controller.</text:p>
      <text:p text:style-name="P6">There are a number of reasons why this architecture has been chosen over other types. <text:s/><text:span text:style-name="T7">The primary reason for this design choice is that all members of the A5 software team already have a familiarity with how this architecture should work. <text:s/>All members of the group have taken computer science courses which involved creating programs based on a Model-View-Controller architecture, so experience with this method is present. <text:s/>We acknowledge that generally a Model-View-Controller architecture is a more efficient architecture for projects that are much larger than this. <text:s/>However, we feel as though our experience with this architecture relative to other architectures outweighs any difficulties we may have in implementing such a small program with a Model-View-Controller. <text:s/>Another reason why this architecture was chosen is because of the heavy use of visual displays driven by the user (relative to other types of programs). <text:s/>This program is driven by the users' input. Everything from viewing the rules; selecting team attributes; choosing game properties; and executing individual moves require input from the user (who will be considered the primary controller) in order to be preformed. <text:s/>Every action done by the user will require a change in display either as a new interface window or as a visual change in board state.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LD VERSION, Ignore Everything Below This Line</text:p>
      <text:p text:style-name="P1">1.) Outer Layer: This layer is considered the user interface of the program. <text:s/>Main function of this layer will be to translate tasks and results to a format that the user can understand</text:p>
      <text:p text:style-name="P1"><text:span text:style-name="T2">Chosen architecture:</text:span><text:tab/><text:span text:style-name="T3">Independent Components (Event-Driven Architecture):</text:span> This architecture <text:soft-page-break/>is primarily useful for detecting, producing and reacting to different events.</text:p>
      <text:p text:style-name="P1">Why this architecture? <text:s/>There are a few reasons why this architecture has been chosen for our outer layer. <text:s/>The main reason is that our program will be <text:span text:style-name="T1">occurring</text:span> on a human <text:span text:style-name="T1">time scale. <text:s/>Events that occur will need to occur at…….</text:span></text:p>
      <text:p text:style-name="P1"/>
      <text:p text:style-name="P2">2.) Middle Layer: <text:s/>This layer will coordinate process' and data the different layers and makes logical decisions and evaluations. <text:s/>This is an necessary layer to have in our game design since we will be using the Forth programming language and will need to communicate with robot AI's though a mailbox system.</text:p>
      <text:p text:style-name="P3">Chosen architecture: <text:span text:style-name="T4">Blackboard</text:span><text:span text:style-name="T5"> ….</text:span></text:p>
      <text:p text:style-name="P3"/>
      <text:p text:style-name="P3">3.) Bottom layer: This is the business and logic database layer in our system.</text:p>
      <text:p text:style-name="P3">Chosen architecture: <text:span text:style-name="T4">Blackboard</text:span><text:span text:style-name="T5"> The reason for this is because 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3:46:20.139201412</meta:creation-date>
    <dc:date>2016-10-15T15:50:31.382678282</dc:date>
    <meta:editing-duration>PT48M52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2" meta:paragraph-count="11" meta:word-count="408" meta:character-count="2612" meta:non-whitespace-character-count="2200"/>
  </office:meta>
</office:document-meta>
</file>